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Gill Sans MT1" svg:font-family="'Gill Sans M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ffff" draw:textarea-horizontal-align="justify" draw:textarea-vertical-align="middle" draw:auto-grow-height="false" fo:min-height="1.655cm" fo:min-width="2.04cm"/>
    </style:style>
    <style:style style:name="gr2" style:family="graphic" style:parent-style-name="standard">
      <style:graphic-properties draw:stroke="none" draw:fill-color="#ffccff" draw:textarea-horizontal-align="justify" draw:textarea-vertical-align="middle" draw:auto-grow-height="false" fo:min-height="1.655cm" fo:min-width="2.04cm"/>
    </style:style>
    <style:style style:name="gr3" style:family="graphic" style:parent-style-name="standard">
      <style:graphic-properties draw:stroke="solid" svg:stroke-width="0.051cm" draw:marker-start-width="0.276cm" draw:marker-end-width="0.276cm" draw:fill="none" draw:fill-color="#ccffff" draw:textarea-horizontal-align="justify" draw:textarea-vertical-align="middle" draw:auto-grow-height="false" fo:min-height="1.605cm" fo:min-width="4.53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svg:stroke-color="#6699cc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6699cc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703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line-height="80%" fo:text-align="end"/>
    </style:style>
    <style:style style:name="P2" style:family="paragraph">
      <loext:graphic-properties draw:fill-color="#ccffff"/>
      <style:paragraph-properties fo:line-height="80%" fo:text-align="end"/>
      <style:text-properties style:font-name="Gill Sans MT1" fo:font-size="18pt" style:font-size-asian="18pt" style:font-size-complex="18pt"/>
    </style:style>
    <style:style style:name="P3" style:family="paragraph">
      <style:paragraph-properties fo:line-height="80%" fo:text-align="start">
        <style:tab-stops/>
      </style:paragraph-properties>
    </style:style>
    <style:style style:name="P4" style:family="paragraph">
      <loext:graphic-properties draw:fill-color="#ffccff"/>
      <style:paragraph-properties fo:line-height="80%" fo:text-align="start">
        <style:tab-stops/>
      </style:paragraph-properties>
      <style:text-properties style:font-name="Gill Sans MT1" fo:font-size="18pt" style:font-size-asian="18pt" style:font-size-complex="18pt"/>
    </style:style>
    <style:style style:name="P5" style:family="paragraph">
      <loext:graphic-properties draw:fill="none" draw:fill-color="#ccffff"/>
      <style:paragraph-properties fo:line-height="80%" fo:text-align="end"/>
      <style:text-properties style:font-name="Gill Sans MT1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Gill Sans MT1" fo:font-size="24pt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Gill Sans MT1" fo:font-size="18pt" style:font-size-asian="18pt" style:font-size-complex="18pt"/>
    </style:style>
    <style:style style:name="T2" style:family="text">
      <style:text-properties style:text-position="super 75%" style:font-name="Gill Sans MT1" fo:font-size="18pt" fo:background-color="transparent" style:font-size-asian="18pt" style:font-size-complex="18pt"/>
    </style:style>
    <style:style style:name="T3" style:family="text">
      <style:text-properties style:font-name="Gill Sans MT1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54cm" svg:height="1.905cm" svg:x="0.127cm" svg:y="5.054cm">
            <text:p text:style-name="P1"><text:span text:style-name="T1">r.w.</text:span></text:p>
            <text:p text:style-name="P1"><text:span text:style-name="T1">mech-</text:span></text:p>
            <text:p text:style-name="P1"><text:span text:style-name="T1">anis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5.054cm">
            <text:p text:style-name="P3"><text:span text:style-name="T1">better</text:span></text:p>
            <text:p text:style-name="P3"><text:span text:style-name="T1">ad</text:span></text:p>
            <text:p text:style-name="P3"><text:span text:style-name="T1">displa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5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1.227cm">
            <text:p text:style-name="P1"><text:span text:style-name="T1">real</text:span></text:p>
            <text:p text:style-name="P1"><text:span text:style-name="T1">world</text:span></text:p>
            <text:p text:style-name="P1"><text:span text:style-name="T1">go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1.227cm">
            <text:p text:style-name="P3"><text:span text:style-name="T1">increase</text:span></text:p>
            <text:p text:style-name="P3"><text:span text:style-name="T1">revenu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8.882cm">
            <text:p text:style-name="P1"><text:span text:style-name="T1">learning</text:span></text:p>
            <text:p text:style-name="P1"><text:span text:style-name="T1">proble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8.882cm">
            <text:p text:style-name="P3"><text:span text:style-name="T1">classify</text:span></text:p>
            <text:p text:style-name="P3"><text:span text:style-name="T1">click-</text:span></text:p>
            <text:p text:style-name="P3"><text:span text:style-name="T1">throug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8.8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0.127cm" svg:y="12.657cm">
            <text:p text:style-name="P1"><text:span text:style-name="T1">data</text:span></text:p>
            <text:p text:style-name="P1"><text:span text:style-name="T1">collect</text:span></text:p>
            <text:p text:style-name="P1"><text:span text:style-name="T1">mec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2.667cm" svg:y="12.657cm">
            <text:p text:style-name="P3"><text:span text:style-name="T1">interact</text:span></text:p>
            <text:p text:style-name="P3"><text:span text:style-name="T1">w/ cur</text:span></text:p>
            <text:p text:style-name="P3"><text:span text:style-name="T1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0.127cm" svg:y="12.657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0.508cm" svg:y1="3.334cm" svg:x2="0.508cm" svg:y2="4.858cm">
          <text:p/>
        </draw:line>
        <draw:line draw:style-name="gr4" draw:text-style-name="P6" draw:layer="layout" svg:x1="0.508cm" svg:y1="7.209cm" svg:x2="0.508cm" svg:y2="8.733cm">
          <text:p/>
        </draw:line>
        <draw:line draw:style-name="gr4" draw:text-style-name="P6" draw:layer="layout" svg:x1="0.508cm" svg:y1="10.984cm" svg:x2="0.508cm" svg:y2="12.508cm">
          <text:p/>
        </draw:line>
        <draw:g>
          <draw:custom-shape draw:style-name="gr1" draw:text-style-name="P2" draw:layer="layout" svg:width="2.54cm" svg:height="1.905cm" svg:x="6.427cm" svg:y="5.054cm">
            <text:p text:style-name="P1"><text:span text:style-name="T1">hypoth.</text:span></text:p>
            <text:p text:style-name="P1"><text:span text:style-name="T1">class/</text:span></text:p>
            <text:p text:style-name="P1"><text:span text:style-name="T1">ind. bia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5.054cm">
            <text:p text:style-name="P3"><text:span text:style-name="T1">dec. tree</text:span></text:p>
            <text:p text:style-name="P3"><text:span text:style-name="T1">depth</text:span></text:p>
            <text:p text:style-name="P3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5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1.227cm">
            <text:p text:style-name="P1"><text:span text:style-name="T1">training</text:span><text:span text:style-name="T1"><text:line-break/></text:span><text:span text:style-name="T1">data</text:span><text:span text:style-name="T1"><text:line-break/></text:span><text:span text:style-name="T1">selec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1.227cm">
            <text:p text:style-name="P3"><text:span text:style-name="T1">subset</text:span></text:p>
            <text:p text:style-name="P3"><text:span text:style-name="T1">from</text:span></text:p>
            <text:p text:style-name="P3"><text:span text:style-name="T1">apr '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8.882cm">
            <text:p text:style-name="P1"><text:span text:style-name="T1">data</text:span></text:p>
            <text:p text:style-name="P1"><text:span text:style-name="T1">repres</text:span><text:span text:style-name="T1"><text:line-break/></text:span><text:span text:style-name="T1">ent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8.882cm">
            <text:p text:style-name="P3"><text:span text:style-name="T1">bow</text:span><text:span text:style-name="T2">2</text:span><text:span text:style-name="T1">,</text:span></text:p>
            <text:p text:style-name="P3"><text:span text:style-name="T1">+- clic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8.8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6.427cm" svg:y="12.657cm">
            <text:p text:style-name="P1"><text:span text:style-name="T1">collected</text:span></text:p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8.967cm" svg:y="12.657cm">
            <text:p text:style-name="P3"><text:span text:style-name="T1">query,</text:span></text:p>
            <text:p text:style-name="P3"><text:span text:style-name="T1">ad,</text:span></text:p>
            <text:p text:style-name="P3"><text:span text:style-name="T1">click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6.427cm" svg:y="12.657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6.808cm" svg:y1="4.858cm" svg:x2="6.808cm" svg:y2="3.334cm">
          <text:p/>
        </draw:line>
        <draw:line draw:style-name="gr4" draw:text-style-name="P6" draw:layer="layout" svg:x1="6.808cm" svg:y1="8.733cm" svg:x2="6.808cm" svg:y2="7.209cm">
          <text:p/>
        </draw:line>
        <draw:line draw:style-name="gr4" draw:text-style-name="P6" draw:layer="layout" svg:x1="6.808cm" svg:y1="12.508cm" svg:x2="6.808cm" svg:y2="10.984cm">
          <text:p/>
        </draw:line>
        <draw:g>
          <draw:custom-shape draw:style-name="gr1" draw:text-style-name="P2" draw:layer="layout" svg:width="2.54cm" svg:height="1.905cm" svg:x="12.827cm" svg:y="5.054cm">
            <text:p text:style-name="P1"><text:span text:style-name="T1">predict</text:span></text:p>
            <text:p text:style-name="P1"><text:span text:style-name="T1">on test</text:span></text:p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5.054cm">
            <text:p text:style-name="P3"><text:span text:style-name="T1">subset</text:span></text:p>
            <text:p text:style-name="P3"><text:span text:style-name="T1">from</text:span></text:p>
            <text:p text:style-name="P3"><text:span text:style-name="T1">may '1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5.0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12.827cm" svg:y="1.227cm">
            <text:p text:style-name="P1"><text:span text:style-name="T1">model</text:span></text:p>
            <text:p text:style-name="P1"><text:span text:style-name="T1">training</text:span></text:p>
            <text:p text:style-name="P1"><text:span text:style-name="T1">(+hps)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1.227cm">
            <text:p text:style-name="P3"><text:span text:style-name="T1">final</text:span></text:p>
            <text:p text:style-name="P3"><text:span text:style-name="T1">decision</text:span></text:p>
            <text:p text:style-name="P3"><text:span text:style-name="T1">tre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1.2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2.54cm" svg:height="1.905cm" svg:x="12.827cm" svg:y="8.882cm">
            <text:p text:style-name="P1"><text:span text:style-name="T1">evaluate</text:span></text:p>
            <text:p text:style-name="P1"><text:span text:style-name="T1">erro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2.54cm" svg:height="1.905cm" svg:x="15.367cm" svg:y="8.882cm">
            <text:p text:style-name="P3"><text:span text:style-name="T1">AUC for</text:span></text:p>
            <text:p text:style-name="P3"><text:span text:style-name="T1">+- click</text:span></text:p>
            <text:p text:style-name="P3"><text:span text:style-name="T1">predict'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08cm" svg:height="1.905cm" svg:x="12.827cm" svg:y="8.882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6" draw:layer="layout" svg:x1="13.208cm" svg:y1="3.334cm" svg:x2="13.208cm" svg:y2="4.858cm">
          <text:p/>
        </draw:line>
        <draw:line draw:style-name="gr4" draw:text-style-name="P6" draw:layer="layout" svg:x1="13.208cm" svg:y1="7.209cm" svg:x2="13.208cm" svg:y2="8.733cm">
          <text:p/>
        </draw:line>
        <draw:line draw:style-name="gr4" draw:text-style-name="P6" draw:layer="layout" svg:x1="13.208cm" svg:y1="10.984cm" svg:x2="13.208cm" svg:y2="12.508cm">
          <text:p/>
        </draw:line>
        <draw:g>
          <draw:line draw:style-name="gr4" draw:text-style-name="P6" draw:layer="layout" svg:x1="6.808cm" svg:y1="15.705cm" svg:x2="6.808cm" svg:y2="14.816cm">
            <text:p/>
          </draw:line>
          <draw:line draw:style-name="gr5" draw:text-style-name="P6" draw:layer="layout" svg:x1="6.858cm" svg:y1="15.705cm" svg:x2="0.381cm" svg:y2="15.705cm">
            <text:p/>
          </draw:line>
          <draw:line draw:style-name="gr5" draw:text-style-name="P6" draw:layer="layout" svg:x1="0.381cm" svg:y1="14.689cm" svg:x2="0.381cm" svg:y2="15.705cm">
            <text:p/>
          </draw:line>
        </draw:g>
        <draw:g>
          <draw:line draw:style-name="gr4" draw:text-style-name="P6" draw:layer="layout" svg:x1="13.158cm" svg:y1="0.108cm" svg:x2="13.158cm" svg:y2="0.997cm">
            <text:p/>
          </draw:line>
          <draw:line draw:style-name="gr5" draw:text-style-name="P6" draw:layer="layout" svg:x1="13.208cm" svg:y1="0.108cm" svg:x2="6.731cm" svg:y2="0.108cm">
            <text:p/>
          </draw:line>
          <draw:line draw:style-name="gr5" draw:text-style-name="P6" draw:layer="layout" svg:x1="6.731cm" svg:y1="1.124cm" svg:x2="6.731cm" svg:y2="0.108cm">
            <text:p/>
          </draw:line>
        </draw:g>
        <draw:frame draw:style-name="gr6" draw:text-style-name="P7" draw:layer="layout" svg:width="3.203cm" svg:height="1.233cm" svg:x="12.799cm" svg:y="12.51cm">
          <draw:text-box>
            <text:p><text:span text:style-name="T3">Deploy!</text:span></text:p>
          </draw:text-box>
        </draw:frame>
        <draw:frame draw:style-name="gr7" draw:text-style-name="P8" draw:layer="layout" svg:width="4.318cm" svg:height="1.016cm" svg:x="0.689cm" svg:y="3.437cm">
          <draw:text-box>
            <text:p>1</text:p>
          </draw:text-box>
        </draw:frame>
        <draw:frame draw:style-name="gr7" draw:text-style-name="P8" draw:layer="layout" svg:width="4.318cm" svg:height="1.016cm" svg:x="0.689cm" svg:y="7.237cm">
          <draw:text-box>
            <text:p>2</text:p>
          </draw:text-box>
        </draw:frame>
        <draw:frame draw:style-name="gr7" draw:text-style-name="P8" draw:layer="layout" svg:width="4.318cm" svg:height="1.016cm" svg:x="0.689cm" svg:y="11.037cm">
          <draw:text-box>
            <text:p>3</text:p>
          </draw:text-box>
        </draw:frame>
        <draw:frame draw:style-name="gr7" draw:text-style-name="P8" draw:layer="layout" svg:width="4.318cm" svg:height="1.016cm" svg:x="0.689cm" svg:y="14.837cm">
          <draw:text-box>
            <text:p>4</text:p>
          </draw:text-box>
        </draw:frame>
        <draw:frame draw:style-name="gr7" draw:text-style-name="P8" draw:layer="layout" svg:width="4.318cm" svg:height="1.016cm" svg:x="6.789cm" svg:y="0.237cm">
          <draw:text-box>
            <text:p>8</text:p>
          </draw:text-box>
        </draw:frame>
        <draw:frame draw:style-name="gr7" draw:text-style-name="P8" draw:layer="layout" svg:width="4.318cm" svg:height="1.016cm" svg:x="6.789cm" svg:y="4.037cm">
          <draw:text-box>
            <text:p>7</text:p>
          </draw:text-box>
        </draw:frame>
        <draw:frame draw:style-name="gr7" draw:text-style-name="P8" draw:layer="layout" svg:width="4.318cm" svg:height="1.016cm" svg:x="6.789cm" svg:y="7.837cm">
          <draw:text-box>
            <text:p>6</text:p>
          </draw:text-box>
        </draw:frame>
        <draw:frame draw:style-name="gr7" draw:text-style-name="P8" draw:layer="layout" svg:width="4.318cm" svg:height="1.016cm" svg:x="6.789cm" svg:y="11.637cm">
          <draw:text-box>
            <text:p>5</text:p>
          </draw:text-box>
        </draw:frame>
        <draw:frame draw:style-name="gr7" draw:text-style-name="P8" draw:layer="layout" svg:width="4.318cm" svg:height="1.016cm" svg:x="13.289cm" svg:y="3.337cm">
          <draw:text-box>
            <text:p>9</text:p>
          </draw:text-box>
        </draw:frame>
        <draw:frame draw:style-name="gr7" draw:text-style-name="P8" draw:layer="layout" svg:width="4.318cm" svg:height="1.016cm" svg:x="13.289cm" svg:y="7.137cm">
          <draw:text-box>
            <text:p>10</text:p>
          </draw:text-box>
        </draw:frame>
        <draw:frame draw:style-name="gr7" draw:text-style-name="P8" draw:layer="layout" svg:width="4.318cm" svg:height="1.016cm" svg:x="13.289cm" svg:y="10.937cm">
          <draw:text-box>
            <text:p>1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MT" svg:font-family="'Gill Sans MT'" style:font-family-generic="swiss" style:font-pitch="variable"/>
    <style:font-face style:name="Gill Sans MT1" svg:font-family="'Gill Sans MT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l III</meta:initial-creator>
    <meta:creation-date>2016-08-24T11:13:39.166543099</meta:creation-date>
    <dc:date>2016-08-24T11:32:37.712107669</dc:date>
    <dc:creator>Hal III</dc:creator>
    <meta:editing-duration>PT5M47S</meta:editing-duration>
    <meta:editing-cycles>2</meta:editing-cycles>
    <meta:generator>LibreOffice/5.1.4.2$Linux_X86_64 LibreOffice_project/10m0$Build-2</meta:generator>
    <meta:document-statistic meta:object-count="73"/>
  </office:meta>
</office:document-meta>
</file>